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3">
          <table:table-cell office:value-type="string">
            <text:p>Workflow 1</text:p>
          </table:table-cell>
          <table:table-cell office:value-type="string">
            <text:p>ROI extraction with single index file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4">
          <table:table-cell/>
          <table:table-cell office:value-type="string">
            <text:p>upload index file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repare work folder, copy uploaded index file to the new work folder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validate/check/fix uploaded index file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for each entry in the index file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query spectrum database for annotation (authentication?)</text:p>
          </table:table-cell>
        </table:table-row>
        <table:table-row table:style-name="ro4">
          <table:table-cell table:number-columns-repeated="3"/>
          <table:table-cell office:value-type="string">
            <text:p>parse annotation</text:p>
          </table:table-cell>
        </table:table-row>
        <table:table-row table:style-name="ro4">
          <table:table-cell table:number-columns-repeated="3"/>
          <table:table-cell office:value-type="string">
            <text:p>pass SVS/annotation pair to extraction program, output a report file for later reporting</text:p>
          </table:table-cell>
        </table:table-row>
        <table:table-row table:style-name="ro2">
          <table:table-cell table:number-columns-repeated="4"/>
        </table:table-row>
        <table:table-row table:style-name="ro4">
          <table:table-cell/>
          <table:table-cell office:value-type="string">
            <text:p>name conversion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/>
          <table:table-cell office:value-type="string">
            <text:p>&lt; External ID&gt; &lt;Tissue type&gt; &lt;Tissue Comment&gt; &lt;Layer ID&gt; &lt;Probe&gt; &lt;Image ID&gt; &lt;ROI_ID&gt;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ling Liu</meta:initial-creator>
    <meta:creation-date>2013-09-13T09:11:04</meta:creation-date>
    <meta:generator>LibreOffice/3.5$Linux_X86_64 LibreOffice_project/350m1$Build-2</meta:generator>
    <dc:date>2013-09-27T09:41:18</dc:date>
    <dc:creator>Yanling Liu</dc:creator>
    <meta:editing-duration>P0D</meta:editing-duration>
    <meta:editing-cycles>3</meta:editing-cycles>
    <meta:document-statistic meta:table-count="3" meta:cell-count="11" meta:object-count="0"/>
  </office:meta>
</office:document-meta>
</file>